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8c4c5" officeooo:paragraph-rsid="0028c4c5"/>
    </style:style>
    <style:style style:name="P2" style:family="paragraph" style:parent-style-name="Text_20_body">
      <style:text-properties fo:font-weight="bold" officeooo:rsid="0028c4c5" officeooo:paragraph-rsid="0028c4c5" style:font-weight-asian="bold" style:font-weight-complex="bold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fo:font-weight="bold" officeooo:rsid="004a33eb" officeooo:paragraph-rsid="004a33eb" style:font-weight-asian="bold" style:font-weight-complex="bold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fo:font-weight="bold" officeooo:rsid="00740d24" officeooo:paragraph-rsid="00740d24" style:font-weight-asian="bold" style:font-weight-complex="bold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officeooo:paragraph-rsid="0028c4c5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officeooo:paragraph-rsid="0037805e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paragraph-rsid="003af268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paragraph-rsid="005a7169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paragraph-rsid="007436be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fo:language="zxx" fo:country="none" fo:font-style="italic" officeooo:rsid="004220c6" officeooo:paragraph-rsid="004220c6" style:language-asian="zxx" style:country-asian="none" style:font-style-asian="italic" style:language-complex="zxx" style:country-complex="none" style:font-style-complex="italic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fo:font-weight="normal" officeooo:rsid="00744083" officeooo:paragraph-rsid="007436be" style:font-weight-asian="normal" style:font-weight-complex="normal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fo:font-weight="normal" officeooo:rsid="0045c272" officeooo:paragraph-rsid="007dcd24" style:font-weight-asian="normal" style:font-weight-complex="normal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fo:font-weight="bold" officeooo:rsid="00557b1f" officeooo:paragraph-rsid="00557b1f" style:font-weight-asian="bold" style:font-weight-complex="bold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fo:font-weight="bold" officeooo:rsid="00740d24" officeooo:paragraph-rsid="00740d24" style:font-weight-asian="bold" style:font-weight-complex="bold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fo:language="zxx" fo:country="none" fo:font-style="italic" fo:font-weight="normal" officeooo:rsid="004220c6" officeooo:paragraph-rsid="007cc1d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officeooo:paragraph-rsid="007cc1d2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officeooo:paragraph-rsid="007dcd24"/>
    </style:style>
    <style:style style:name="T1" style:family="text">
      <style:text-properties officeooo:rsid="0028c4c5"/>
    </style:style>
    <style:style style:name="T2" style:family="text">
      <style:text-properties officeooo:rsid="002a279a"/>
    </style:style>
    <style:style style:name="T3" style:family="text">
      <style:text-properties style:font-name="Liberation Sans1" fo:font-size="28pt" fo:font-weight="bold" officeooo:rsid="00332369" style:font-name-asian="Microsoft YaHei" style:font-size-asian="28pt" style:font-weight-asian="bold" style:font-name-complex="Arial" style:font-size-complex="28pt" style:font-weight-complex="bold"/>
    </style:style>
    <style:style style:name="T4" style:family="text">
      <style:text-properties officeooo:rsid="0034b8ff"/>
    </style:style>
    <style:style style:name="T5" style:family="text">
      <style:text-properties officeooo:rsid="0037805e"/>
    </style:style>
    <style:style style:name="T6" style:family="text">
      <style:text-properties officeooo:rsid="0039345c"/>
    </style:style>
    <style:style style:name="T7" style:family="text">
      <style:text-properties officeooo:rsid="00398896"/>
    </style:style>
    <style:style style:name="T8" style:family="text">
      <style:text-properties officeooo:rsid="003af268"/>
    </style:style>
    <style:style style:name="T9" style:family="text">
      <style:text-properties officeooo:rsid="0045a7e2"/>
    </style:style>
    <style:style style:name="T10" style:family="text">
      <style:text-properties officeooo:rsid="004c5f0e"/>
    </style:style>
    <style:style style:name="T11" style:family="text">
      <style:text-properties officeooo:rsid="004db5b1"/>
    </style:style>
    <style:style style:name="T12" style:family="text">
      <style:text-properties fo:language="zxx" fo:country="none" officeooo:rsid="0045a7e2" style:language-asian="zxx" style:country-asian="none" style:language-complex="zxx" style:country-complex="none"/>
    </style:style>
    <style:style style:name="T13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4" style:family="text">
      <style:text-properties fo:font-weight="normal" officeooo:rsid="005a7169" style:font-weight-asian="normal" style:font-weight-complex="normal"/>
    </style:style>
    <style:style style:name="T15" style:family="text">
      <style:text-properties fo:font-weight="normal" officeooo:rsid="005cffcd" style:font-weight-asian="normal" style:font-weight-complex="normal"/>
    </style:style>
    <style:style style:name="T16" style:family="text">
      <style:text-properties fo:font-weight="normal" officeooo:rsid="005e9641" style:font-weight-asian="normal" style:font-weight-complex="normal"/>
    </style:style>
    <style:style style:name="T17" style:family="text">
      <style:text-properties fo:font-weight="normal" officeooo:rsid="005fe8f2" style:font-weight-asian="normal" style:font-weight-complex="normal"/>
    </style:style>
    <style:style style:name="T18" style:family="text">
      <style:text-properties fo:font-weight="normal" officeooo:rsid="00617884" style:font-weight-asian="normal" style:font-weight-complex="normal"/>
    </style:style>
    <style:style style:name="T19" style:family="text">
      <style:text-properties fo:font-weight="normal" officeooo:rsid="00639dbf" style:font-weight-asian="normal" style:font-weight-complex="normal"/>
    </style:style>
    <style:style style:name="T20" style:family="text">
      <style:text-properties fo:font-weight="normal" officeooo:rsid="006447f0" style:font-weight-asian="normal" style:font-weight-complex="normal"/>
    </style:style>
    <style:style style:name="T21" style:family="text">
      <style:text-properties fo:font-weight="normal" officeooo:rsid="00658c76" style:font-weight-asian="normal" style:font-weight-complex="normal"/>
    </style:style>
    <style:style style:name="T22" style:family="text">
      <style:text-properties fo:font-weight="normal" officeooo:rsid="0065ed81" style:font-weight-asian="normal" style:font-weight-complex="normal"/>
    </style:style>
    <style:style style:name="T23" style:family="text">
      <style:text-properties fo:font-weight="normal" officeooo:rsid="0069cf70" style:font-weight-asian="normal" style:font-weight-complex="normal"/>
    </style:style>
    <style:style style:name="T24" style:family="text">
      <style:text-properties fo:font-weight="normal" officeooo:rsid="006b54e6" style:font-weight-asian="normal" style:font-weight-complex="normal"/>
    </style:style>
    <style:style style:name="T25" style:family="text">
      <style:text-properties fo:font-weight="normal" officeooo:rsid="006f51d2" style:font-weight-asian="normal" style:font-weight-complex="normal"/>
    </style:style>
    <style:style style:name="T26" style:family="text">
      <style:text-properties fo:font-weight="normal" officeooo:rsid="007436be" style:font-weight-asian="normal" style:font-weight-complex="normal"/>
    </style:style>
    <style:style style:name="T27" style:family="text">
      <style:text-properties fo:font-weight="normal" officeooo:rsid="00744083" style:font-weight-asian="normal" style:font-weight-complex="normal"/>
    </style:style>
    <style:style style:name="T28" style:family="text">
      <style:text-properties officeooo:rsid="007928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lemente <text:span text:style-name="T3">anhängen</text:span></text:p>
      <text:p text:style-name="P1"/>
      <text:p text:style-name="P2">1. Anwendungsbeispiel auswählen <text:span text:style-name="T28">und Erklären von Grundlagen</text:span></text:p>
      <text:p text:style-name="P5"><text:span text:style-name="T1">Beim Arbeiten mit Datenstrukturen werden </text:span><text:span text:style-name="T2">häufig Elemente der Datenstruktur </text:span><text:span text:style-name="T4">angehängt</text:span><text:span text:style-name="T2">. </text:span><text:span text:style-name="T10">Dabei wird die Datenstruktur um das neue Element am Ende erweitert </text:span><text:span text:style-name="T11">und die Ursprünglichen Elemente bleiben erhalten.</text:span></text:p>
      <text:p text:style-name="P13">Liste:</text:p>
      <text:p text:style-name="P16"><text:span text:style-name="T6">Bei </text:span><text:span text:style-name="T7">Listen</text:span><text:span text:style-name="T5"> wird dafür die Methode append() auf die Liste mit dem neuen Element als Argument aufgerufen:</text:span></text:p>
      <text:p text:style-name="P15">Liste.append(neuesElement)</text:p>
      <text:p text:style-name="P8"><text:span text:style-name="T14">Beim Anhängen von Elementen wird der Speicherplatz, der der Liste zugewiesen ist, erweitert. </text:span><text:span text:style-name="T15">Beim Erweitern des Speicherplatzes der Liste wird zuzüglich ein Puffer von ca. 1/8 der benötigten Größe freigehalten. </text:span><text:span text:style-name="T16">Dadurch muss die </text:span><text:span text:style-name="T19">Speicherplatz</text:span><text:span text:style-name="T16"> der Liste nicht immer verändert werden, wenn neue Elemente angehängt werden, sondern erst wieder, wenn </text:span><text:span text:style-name="T17">der</text:span><text:span text:style-name="T16"> zugewiesene </text:span><text:span text:style-name="T17">und freigehaltene Speicherplatz</text:span><text:span text:style-name="T16"> nicht mehr ausreicht. </text:span><text:span text:style-name="T18">Das neue Element, das der Liste angehängt werden soll, wird dann in den nächsten freien Slot des Speichers, der bereits für die Liste freigehalten wurde, zugefügt. </text:span><text:span text:style-name="T20">Da die Liste ihre Größe weiß und jeder Slot gleich groß ist, kann berechnet werden wo das nächste Element gespeichert </text:span><text:span text:style-name="T23">werden so</text:span><text:span text:style-name="T24">ll</text:span><text:span text:style-name="T20">. </text:span><text:span text:style-name="T21">Dadurch hat das <text:s/>Anhängen von Elementen nach [] im Durchsc</text:span><text:span text:style-name="T22">h</text:span><text:span text:style-name="T21">nitt </text:span><text:span text:style-name="T22">und auch im </text:span><text:span text:style-name="T25">amortisierten </text:span><text:span text:style-name="T22">schlimmsten Fall </text:span><text:span text:style-name="T21">eine Zeitkomplexität von O(1).</text:span></text:p>
      <text:p text:style-name="P4">Array:</text:p>
      <text:p text:style-name="P17"><text:span text:style-name="T9">Bei</text:span><text:span text:style-name="T8"> Arrays </text:span><text:span text:style-name="T9">gibt die Methode </text:span><text:span text:style-name="T12">numpy.append</text:span><text:span text:style-name="T9">() den neuen Array zurück. Hier muss als Argument der alte Array und das neue Element übergeben werden:</text:span></text:p>
      <text:p text:style-name="P12"><text:span text:style-name="T13">Array = numpy.append(Array, neuesElement)</text:span></text:p>
      <text:p text:style-name="P9"><text:span text:style-name="T26">Beim Anhängen von Elementen an einen Array wird der Array </text:span><text:span text:style-name="T27">immer</text:span><text:span text:style-name="T26"> an einen neuen Ort verschoben und erst dann wird das neue Element angehängt. </text:span><text:span text:style-name="T27">Es wird nicht wie in Python Speicher für neue Elemente freigehalten.</text:span></text:p>
      <text:p text:style-name="P11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0:33:07.277000000</meta:creation-date>
    <meta:generator>LibreOffice/7.0.2.2$Windows_X86_64 LibreOffice_project/8349ace3c3162073abd90d81fd06dcfb6b36b994</meta:generator>
    <dc:date>2021-02-10T11:52:42.456000000</dc:date>
    <meta:editing-duration>PT3H41M59S</meta:editing-duration>
    <meta:editing-cycles>67</meta:editing-cycles>
    <meta:document-statistic meta:table-count="0" meta:image-count="0" meta:object-count="0" meta:page-count="1" meta:paragraph-count="11" meta:word-count="243" meta:character-count="1659" meta:non-whitespace-character-count="1426"/>
  </office:meta>
</office:document-meta>
</file>